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8603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KI" text:database-name="HZ19_label_database">&lt;KI&gt;</text:database-display><text:database-next text:table-name="HZ19_Tube_prep(make)" text:table-type="table" text:condition="ooow:True" text:database-name="HZ19_label_database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KI" text:database-name="HZ19_label_database">&lt;KI&gt;</text:database-display>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hidden-paragraph text:condition="ooow:([HZ19_label_database.HZ19_Tube_prep(make).KI] != &quot;&quot; OR NOT [HZ19_label_database.HZ19_Tube_prep(make).Last Name]) OR (![HZ19_label_database.HZ19_Tube_prep(make).Last Name])"/></text:p>
      <text:p text:style-name="P1"><text:hidden-paragraph text:condition="ooow:[HZ19_label_database.HZ19_Tube_prep(make).KI] == &quot;&quot; OR NOT [HZ19_label_database.HZ19_Tube_prep(make).Last Name]"/></text:p>
      <text:p text:style-name="P1"><text:hidden-paragraph text:condition="ooow:[HZ19_label_database.HZ19_Tube_prep(make).Last Name]"/></text:p>
      <text:p text:style-name="P1"/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2.3in" style:num-format="" style:paper-tray-name="Automatic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17:32.960673724</meta:creation-date>
    <dc:date>2019-08-20T14:21:41.653713597</dc:date>
    <meta:editing-duration>PT3M51S</meta:editing-duration>
    <meta:editing-cycles>1</meta:editing-cycles>
    <meta:document-statistic meta:table-count="0" meta:image-count="0" meta:object-count="0" meta:page-count="1" meta:paragraph-count="89" meta:word-count="85" meta:character-count="345" meta:non-whitespace-character-count="340"/>
    <meta:generator>LibreOffice/5.2.7.2$Linux_X86_64 LibreOffice_project/20m0$Build-2</meta:generator>
  </office:meta>
</office:document-meta>
</file>